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9ca4" officeooo:paragraph-rsid="000c9ca4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c9ca4" officeooo:paragraph-rsid="000c9ca4"/>
    </style:style>
    <style:style style:name="P3" style:family="paragraph" style:parent-style-name="Standard" style:list-style-name="L1">
      <style:paragraph-properties fo:text-align="justify" style:justify-single-word="false"/>
      <style:text-properties fo:font-weight="bold" officeooo:rsid="000c9ca4" officeooo:paragraph-rsid="000c9ca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c9ca4" officeooo:paragraph-rsid="000c9ca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0dc6de" officeooo:paragraph-rsid="000dc6de" style:font-weight-asian="normal" style:font-weight-complex="normal"/>
    </style:style>
    <style:style style:name="P6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0dc6de" officeooo:paragraph-rsid="000dc6de" style:font-weight-asian="normal" style:font-weight-complex="normal"/>
    </style:style>
    <style:style style:name="P7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0f6964" officeooo:paragraph-rsid="000f696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1a7d"/>
    </style:style>
    <style:style style:name="T3" style:family="text">
      <style:text-properties officeooo:rsid="000f69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ML (extensible markup lenguaje) se usa para la gestión/almacenamiento de datos no para la presentación. En formato texto plano. Es un metalenguaje (permite definir otros lenguajes) y esta desarrollado por la W3C. Hay otras alternativas como JSON (Java Script Object Notation).</text:p>
      <text:p text:style-name="P1"/>
      <text:p text:style-name="P1">XML indica un diseño/formato que permite alm<text:span text:style-name="T3">a</text:span>cenar o transmitir datos en texto plano.</text:p>
      <text:p text:style-name="P1"/>
      <text:p text:style-name="P1">Un fichero XML contiene:</text:p>
      <text:list xml:id="list2200275439" text:style-name="L1">
        <text:list-item>
          <text:p text:style-name="P2"><text:span text:style-name="T1">Elementos:</text:span> con etiqueta inicio y etiqueta de fin (&lt;...&gt; datos/elementos &lt;/...&gt;) las cuales son propias y las define el usuario.</text:p>
        </text:list-item>
        <text:list-item>
          <text:p text:style-name="P3">Atributos.</text:p>
        </text:list-item>
      </text:list>
      <text:p text:style-name="P4"/>
      <text:p text:style-name="P5">Reglas:</text:p>
      <text:list xml:id="list853836591" text:style-name="L2">
        <text:list-item>
          <text:p text:style-name="P6">Dentro de un documento XML que es extensible se pueden modificar y definir un número ilimitado de etiquetas que proporcinan el marco de trabajo que permite el etiquetado de datos estucturados.</text:p>
        </text:list-item>
        <text:list-item>
          <text:p text:style-name="P6">El XML es fácil de distribuir.</text:p>
        </text:list-item>
        <text:list-item>
          <text:p text:style-name="P6">Siempre sigue una estructura.</text:p>
        </text:list-item>
        <text:list-item>
          <text:p text:style-name="P6">Los datos van separados del proceso y la presentación.</text:p>
        </text:list-item>
        <text:list-item>
          <text:p text:style-name="P6">Se les aplica estilos para mostrarlos de una manera (se puede CSS pero no es lo típico <text:span text:style-name="T2">pues este es de HTML</text:span>) <text:span text:style-name="T2">los cuales son XSL o XSLT.</text:span></text:p>
        </text:list-item>
        <text:list-item>
          <text:p text:style-name="P7">El contenido de los datos es autodescriptiv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15S</meta:editing-duration>
    <meta:editing-cycles>3</meta:editing-cycles>
    <meta:generator>LibreOffice/5.4.1.2$Windows_x86 LibreOffice_project/ea7cb86e6eeb2bf3a5af73a8f7777ac570321527</meta:generator>
    <dc:date>2017-12-20T09:09:27.673000000</dc:date>
    <meta:document-statistic meta:table-count="0" meta:image-count="0" meta:object-count="0" meta:page-count="1" meta:paragraph-count="12" meta:word-count="173" meta:character-count="1023" meta:non-whitespace-character-count="870"/>
    <meta:user-defined meta:name="Info 1"/>
    <meta:user-defined meta:name="Info 2"/>
    <meta:user-defined meta:name="Info 3"/>
    <meta:user-defined meta:name="Info 4"/>
  </office:meta>
</office:document-meta>
</file>